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Pictures/100002000000019A0000011F81B1B0F6417639B1.png" manifest:media-type="image/png"/>
  <manifest:file-entry manifest:full-path="Object 1/Pictures/2000004100002BAA00001E76DC342A9B33EAE422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2000000019A0000011F81B1B0F6417639B1.png" manifest:media-type="image/png"/>
  <manifest:file-entry manifest:full-path="Object 2/Pictures/2000004100002BAA00001E76DC342A9B33EAE422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100002000000019A0000011F81B1B0F6417639B1.png" manifest:media-type="image/png"/>
  <manifest:file-entry manifest:full-path="Object 3/Pictures/2000004100002BAA00001E76DC342A9B33EAE422.svm" manifest:media-type="image/x-svm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Pictures/100002000000019A0000011F6B24612135BBDB01.png" manifest:media-type="image/png"/>
  <manifest:file-entry manifest:full-path="Object 4/Pictures/2000004100002BAA00001E76DC342A9B33EAE422.svm" manifest:media-type="image/x-svm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co12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16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1" calcext:value-type="date">
            <text:p>21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7];[.I37];[.K37];[.M37];[.O37])" office:value-type="float" office:value="35.4" calcext:value-type="float">
            <text:p>35</text:p>
          </table:table-cell>
          <table:table-cell table:style-name="ce9" table:formula="of:=AVERAGE([.H37];[.J37];[.L37];[.N37];[.P37])" office:value-type="float" office:value="71.2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8];[.I38];[.K38];[.M38];[.O38])" office:value-type="float" office:value="35.4" calcext:value-type="float">
            <text:p>35</text:p>
          </table:table-cell>
          <table:table-cell table:style-name="ce9" table:formula="of:=AVERAGE([.H38];[.J38];[.L38];[.N38];[.P38])" office:value-type="float" office:value="70.8" calcext:value-type="float">
            <text:p>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9];[.I39];[.K39];[.M39];[.O39])" office:value-type="float" office:value="35.4" calcext:value-type="float">
            <text:p>35</text:p>
          </table:table-cell>
          <table:table-cell table:style-name="ce9" table:formula="of:=AVERAGE([.H39];[.J39];[.L39];[.N39];[.P39])" office:value-type="float" office:value="70.2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BenQ-DVI</text:p>
          </table:table-cell>
          <table:table-cell table:style-name="ce1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Teensy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1];[.I41];[.K41];[.M41];[.O41])" office:value-type="float" office:value="47.8" calcext:value-type="float">
            <text:p>48</text:p>
          </table:table-cell>
          <table:table-cell table:style-name="ce9" table:formula="of:=AVERAGE([.H41];[.J41];[.L41];[.N41];[.P41])" office:value-type="float" office:value="83.2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DVI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2];[.I42];[.K42];[.M42];[.O42])" office:value-type="float" office:value="74.4" calcext:value-type="float">
            <text:p>74</text:p>
          </table:table-cell>
          <table:table-cell table:style-name="ce9" table:formula="of:=AVERAGE([.H42];[.J42];[.L42];[.N42];[.P42])" office:value-type="float" office:value="109.8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3];[.I43];[.K43];[.M43];[.O43])" office:value-type="float" office:value="68.2" calcext:value-type="float">
            <text:p>68</text:p>
          </table:table-cell>
          <table:table-cell table:style-name="ce9" table:formula="of:=AVERAGE([.H43];[.J43];[.L43];[.N43];[.P43])" office:value-type="float" office:value="103.6" calcext:value-type="float">
            <text:p>10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10-03" calcext:value-type="date">
            <text:p>3. Okt 19</text:p>
          </table:table-cell>
          <table:table-cell table:style-name="ce7" office:value-type="string" calcext:value-type="string">
            <text:p>0.14, 25-Sep-19</text:p>
          </table:table-cell>
          <table:table-cell table:style-name="ce9" table:formula="of:=AVERAGE([.G44];[.I44];[.K44];[.M44];[.O44])" office:value-type="float" office:value="34.8" calcext:value-type="float">
            <text:p>35</text:p>
          </table:table-cell>
          <table:table-cell table:style-name="ce9" table:formula="of:=AVERAGE([.H44];[.J44];[.L44];[.N44];[.P44])" office:value-type="float" office:value="71.2" calcext:value-type="float">
            <text:p>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HDMI-SVGA, HDMI-Y</text:p>
          </table:table-cell>
          <table:table-cell table:style-name="ce1" office:value-type="string" calcext:value-type="string">
            <text:p>Linux, ZX, 0214, fullscreen</text:p>
          </table:table-cell>
          <table:table-cell table:style-name="ce6" office:value-type="date" office:date-value="2019-10-03" calcext:value-type="date">
            <text:p>3. Okt 19</text:p>
          </table:table-cell>
          <table:table-cell table:style-name="ce6" office:value-type="string" calcext:value-type="string">
            <text:p>0.14, 25-Sep-19</text:p>
          </table:table-cell>
          <table:table-cell table:style-name="ce10" table:formula="of:=AVERAGE([.G45];[.I45];[.K45];[.M45];[.O45])" office:value-type="float" office:value="35.2" calcext:value-type="float">
            <text:p>35</text:p>
          </table:table-cell>
          <table:table-cell table:style-name="ce10" table:formula="of:=AVERAGE([.H45];[.J45];[.L45];[.N45];[.P45])" office:value-type="float" office:value="71.4" calcext:value-type="float">
            <text:p>7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6];[.I46];[.K46];[.M46];[.O46])" office:value-type="float" office:value="43" calcext:value-type="float">
            <text:p>43</text:p>
          </table:table-cell>
          <table:table-cell table:style-name="ce33" table:formula="of:=AVERAGE([.H46];[.J46];[.L46];[.N46];[.P46])" office:value-type="float" office:value="87.2" calcext:value-type="float">
            <text:p>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7];[.I47];[.K47];[.M47];[.O47])" office:value-type="float" office:value="41.2" calcext:value-type="float">
            <text:p>41</text:p>
          </table:table-cell>
          <table:table-cell table:style-name="ce33" table:formula="of:=AVERAGE([.H47];[.J47];[.L47];[.N47];[.P47])" office:value-type="float" office:value="91.2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Alle vorher waren mit nowaitvsync, allerdings ist der SVGA Ausgang immer mit vsync bei ZX emulation. Also waren nur die HDMI ohne vsync.</text:p>
          </table:table-cell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05" calcext:value-type="date">
            <text:p>5. Jan 20</text:p>
          </table:table-cell>
          <table:table-cell table:style-name="ce35" office:value-type="string" calcext:value-type="string">
            <text:p>1.1, 24-Dec-19</text:p>
          </table:table-cell>
          <table:table-cell table:style-name="ce41" table:formula="of:=AVERAGE([.G49];[.I49];[.K49];[.M49];[.O49])" office:value-type="float" office:value="41.2" calcext:value-type="float">
            <text:p>41</text:p>
          </table:table-cell>
          <table:table-cell table:style-name="ce41" table:formula="of:=AVERAGE([.H49];[.J49];[.L49];[.N49];[.P49])" office:value-type="float" office:value="74.4" calcext:value-type="float">
            <text:p>7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1008"/>
        </table:table-row>
        <table:table-row table:style-name="ro1">
          <table:table-cell table:style-name="ce24" office:value-type="string" calcext:value-type="string">
            <text:p>NUC, Butt-U1ms, BenQ-HDMI</text:p>
          </table:table-cell>
          <table:table-cell table:style-name="ce24" office:value-type="string" calcext:value-type="string">
            <text:p>Linux, ZX, fullscreen, nowaitvsync</text:p>
          </table:table-cell>
          <table:table-cell table:style-name="ce29" office:value-type="date" office:date-value="2020-01-05" calcext:value-type="date">
            <text:p>5. Jan 20</text:p>
          </table:table-cell>
          <table:table-cell table:style-name="ce29" office:value-type="string" calcext:value-type="string">
            <text:p>1.1, 24-Dec-19</text:p>
          </table:table-cell>
          <table:table-cell table:style-name="ce33" table:formula="of:=AVERAGE([.G50];[.I50];[.K50];[.M50];[.O50])" office:value-type="float" office:value="38.2" calcext:value-type="float">
            <text:p>38</text:p>
          </table:table-cell>
          <table:table-cell table:style-name="ce33" table:formula="of:=AVERAGE([.H50];[.J50];[.L50];[.N50];[.P50])" office:value-type="float" office:value="70.4" calcext:value-type="float">
            <text:p>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number-columns-repeated="1008"/>
        </table:table-row>
        <table:table-row table:style-name="ro1" table:number-rows-repeated="3">
          <table:table-cell table:style-name="ce24" table:number-columns-repeated="2"/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U1ms</text:p>
          </table:table-cell>
          <table:table-cell office:value-type="string" calcext:value-type="string">
            <text:p>Ultrastik360, 1ms firmwa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0214</text:p>
          </table:table-cell>
          <table:table-cell office:value-type="string" calcext:value-type="string">
            <text:p>Mame/Mess v0.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MIN([.G7];[.I7];[.K7];[.M7];[.O7])" office:value-type="float" office:value="18" calcext:value-type="float">
            <text:p>18</text:p>
          </table:table-cell>
          <table:table-cell table:formula="of:=MAX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8];[.I8];[.K8];[.M8];[.O8])" office:value-type="float" office:value="25" calcext:value-type="float">
            <text:p>25</text:p>
          </table:table-cell>
          <table:table-cell table:formula="of:=MAX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9];[.I9];[.K9];[.M9];[.O9])" office:value-type="float" office:value="24" calcext:value-type="float">
            <text:p>24</text:p>
          </table:table-cell>
          <table:table-cell table:formula="of:=MAX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0];[.I10];[.K10];[.M10];[.O10])" office:value-type="float" office:value="11" calcext:value-type="float">
            <text:p>11</text:p>
          </table:table-cell>
          <table:table-cell table:formula="of:=MAX([.H10];[.J10];[.L10];[.N10];[.P10])"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1];[.I11];[.K11];[.M11];[.O11])" office:value-type="float" office:value="10" calcext:value-type="float">
            <text:p>10</text:p>
          </table:table-cell>
          <table:table-cell table:formula="of:=MAX([.H11];[.J11];[.L11];[.N11];[.P11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2];[.I12];[.K12];[.M12];[.O12])" office:value-type="float" office:value="12" calcext:value-type="float">
            <text:p>12</text:p>
          </table:table-cell>
          <table:table-cell table:formula="of:=MAX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3];[.I13];[.K13];[.M13];[.O13])" office:value-type="float" office:value="37" calcext:value-type="float">
            <text:p>37</text:p>
          </table:table-cell>
          <table:table-cell table:formula="of:=MAX([.H13];[.J13];[.L13];[.N13];[.P13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4];[.I14];[.K14];[.M14];[.O14])" office:value-type="float" office:value="29" calcext:value-type="float">
            <text:p>29</text:p>
          </table:table-cell>
          <table:table-cell table:formula="of:=MAX([.H14];[.J14];[.L14];[.N14];[.P14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5];[.I15];[.K15];[.M15];[.O15])" office:value-type="float" office:value="25" calcext:value-type="float">
            <text:p>25</text:p>
          </table:table-cell>
          <table:table-cell table:formula="of:=MAX([.H15];[.J15];[.L15];[.N15];[.P15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EIZO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7];[.I17];[.K17];[.M17];[.O17])" office:value-type="float" office:value="30" calcext:value-type="float">
            <text:p>30</text:p>
          </table:table-cell>
          <table:table-cell table:formula="of:=MAX([.H17];[.J17];[.L17];[.N17];[.P17])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BenQ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8];[.I18];[.K18];[.M18];[.O18])" office:value-type="float" office:value="12" calcext:value-type="float">
            <text:p>12</text:p>
          </table:table-cell>
          <table:table-cell table:formula="of:=MAX([.H18];[.J18];[.L18];[.N18];[.P18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9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13"/>
        <table:table-column table:style-name="co4" table:number-columns-repeated="1023" table:default-cell-style-name="ce13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This means: There is almost no overhead for the OS.</text:p>
            <text:p>Input delay is [0.2;1.2]ms. Output delay is [0;1]ms.</text:p>
            <text:p>Polling is 1ms.</text:p>
            <text:p>Total [1.2;3.2]. The variation is exactly 2ms. So the OS delay is ca. 2ms.</text:p>
          </table:table-cell>
          <table:table-cell/>
        </table:table-row>
      </table:table>
      <table:table table:name="Tearing" table:style-name="ta1">
        <table:table-column table:style-name="co12" table:default-cell-style-name="ce52"/>
        <table:table-column table:style-name="co4" table:number-columns-repeated="1023" table:default-cell-style-name="ce54"/>
        <table:table-row table:style-name="ro1" table:number-rows-repeated="3">
          <table:table-cell table:number-columns-repeated="1024"/>
        </table:table-row>
        <table:table-row table:style-name="ro3">
          <table:table-cell table:style-name="ce53" office:value-type="string" calcext:value-type="string">
            <text:p>NUC, Linux, Mame 0.155, spec128 emulation, full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mess requires mess.ini file (mame requires mame.in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128:</text:p>
          </table:table-cell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>
            <text:p>EIZO SVGA</text:p>
          </table:table-cell>
          <table:table-cell table:style-name="ce52" office:value-type="string" calcext:value-type="string">
            <text:p>EIZO DVI</text:p>
          </table:table-cell>
          <table:table-cell table:style-name="ce52" office:value-type="string" calcext:value-type="string">
            <text:p>BenQ SVGA</text:p>
          </table:table-cell>
          <table:table-cell table:style-name="ce52" office:value-type="string" calcext:value-type="string">
            <text:p>BenQ HDMI</text:p>
          </table:table-cell>
          <table:table-cell table:style-name="ce52" office:value-type="string" calcext:value-type="string">
            <text:p>EIZO SVGA</text:p>
          </table:table-cell>
          <table:table-cell table:style-name="ce52" office:value-type="string" calcext:value-type="string">
            <text:p>EIZO DVI</text:p>
          </table:table-cell>
          <table:table-cell table:style-name="ce52" office:value-type="string" calcext:value-type="string">
            <text:p>BenQ SVGA</text:p>
          </table:table-cell>
          <table:table-cell table:style-name="ce52" office:value-type="string" calcext:value-type="string">
            <text:p>BenQ HDMI</text:p>
          </table:table-cell>
          <table:table-cell table:style-name="ce52" table:number-columns-repeated="1015"/>
        </table:table-row>
        <table:table-row table:style-name="ro1">
          <table:table-cell office:value-type="string" calcext:value-type="string">
            <text:p>Tea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Hz VSync emulation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ync oscillosoc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atrol HW, lag:</text:p>
          </table:table-cell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>
            <text:p>EIZO SVGA</text:p>
          </table:table-cell>
          <table:table-cell table:style-name="ce52" office:value-type="string" calcext:value-type="string">
            <text:p>EIZO DVI</text:p>
          </table:table-cell>
          <table:table-cell table:style-name="ce52" office:value-type="string" calcext:value-type="string">
            <text:p>BenQ SVGA</text:p>
          </table:table-cell>
          <table:table-cell table:style-name="ce52" office:value-type="string" calcext:value-type="string">
            <text:p>BenQ HDMI</text:p>
          </table:table-cell>
          <table:table-cell table:style-name="ce52" office:value-type="string" calcext:value-type="string">
            <text:p>EIZO SVGA</text:p>
          </table:table-cell>
          <table:table-cell table:style-name="ce52" office:value-type="string" calcext:value-type="string">
            <text:p>EIZO DVI</text:p>
          </table:table-cell>
          <table:table-cell table:style-name="ce52" office:value-type="string" calcext:value-type="string">
            <text:p>BenQ SVGA</text:p>
          </table:table-cell>
          <table:table-cell table:style-name="ce52" office:value-type="string" calcext:value-type="string">
            <text:p>BenQ HD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aring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ync oscillosco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: mess and mame behave differently for SVGA tearing. But for both tearing can be disabled by turning vsync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2: After another test mess was behaving the same. i.e. tearing was dependent on waitvsync!!! no Idea why this sometime behave differently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 style:data-style-name="N2" text:time-value="15:19:03.149300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20-01-05T22:22:07.263500834</dc:date>
    <meta:editing-duration>P13DT9H17M42S</meta:editing-duration>
    <meta:editing-cycles>90</meta:editing-cycles>
    <meta:document-statistic meta:table-count="7" meta:cell-count="13831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42cm" svg:y="4.198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04cm" svg:height="8.648cm">
          <chartooo:coordinate-region svg:x="1.335cm" svg:y="0.387cm" svg:width="11.30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61cm" svg:y="4.198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23cm" svg:height="8.648cm">
          <chartooo:coordinate-region svg:x="1.526cm" svg:y="0.386cm" svg:width="11.33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A65 'Min Button Diagrams'.C31:'Min Button Diagrams'.C65" chart:data-source-has-labels="row" svg:x="0.319cm" svg:y="0.18cm" svg:width="13.824cm" svg:height="8.648cm">
          <chartooo:coordinate-region svg:x="1.526cm" svg:y="0.386cm" svg:width="12.42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B65 'Min Button Diagrams'.B31:'Min Button Diagrams'.B31" chart:data-source-has-labels="row" svg:x="0.319cm" svg:y="0.18cm" svg:width="13.824cm" svg:height="8.648cm">
          <chartooo:coordinate-region svg:x="1.717cm" svg:y="0.386cm" svg:width="12.23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6B24612135BBDB0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